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 Her original about page can be found here: <text:bookmark-end text:name="her-original-about-page-can-be-found-here"/></text:h>
      <text:p text:style-name="First_20_paragraph">Hello I’m back,</text:p>
      <text:p text:style-name="Text_20_body"><text:span text:style-name="T1">First I’ll thank you immensely Alex for salvaging this and helping me. Thank you. Thank you so much.</text:span></text:p>
      <text:p text:style-name="Text_20_body">My name is Lena, I’m 22 years old, I’m Ukrainian from Kyiv. Online, I’m I’m just a simple anonymity and privacy activist. I also used to be an activist in real life for various causes and did my share of protests. I was forced to flee the country like many others, and for the moment reside in Germany.</text:p>
      <text:p text:style-name="Text_20_body">I’m a firm supporter of human rights, equality, repect, I hate corruption, and now … sorry but not sorry … I seriously dislike Russians who still support Putin but in particular, I really hate pro-russian Chechnians who came to Ukraine for the sport as they are just savages to my eyes. This is my sole personal opinion.</text:p>
      <text:p text:style-name="Text_20_body">I also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I am not rich. - I enjoy good memes, movies, series, and books (and I’m sure some of you will spot some of the many references to those in my project).</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account deleted or disabled) - Element/Matrix.org: <text:span text:style-name="Source_Text">@anonypla:envs.net</text:span> <text:span text:style-name="T1">(</text:span><text:span text:style-name="T1">@anonypla:tchncs.de</text:span><text:span text:style-name="T1">, and </text:span><text:span text:style-name="T1">@anonypla:matrix.org</text:span><text:span text:style-name="T1"> are currently out of order)</text:span> - Reddit: <text:a xlink:type="simple" xlink:href="https://old.reddit.com/message/compose/?to=AnonyPla" office:name=""><text:span text:style-name="Definition">https://old.reddit.com/message/compose/?to=AnonyPla</text:span></text:a> (account deleted) - E-Mail: <text:a xlink:type="simple" xlink:href="mailto:contact@anonymousplanet.org" office:name=""><text:span text:style-name="Definition">contact@anonymousplanet.org</text:span></text:a> (DNS MX records removed and mail hosting deleted)</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yPla-ng/thgtoa/discussions" office:name=""><text:span text:style-name="Definition">https://github.com/AnonyPla-ng/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09:16:05Z</meta:creation-date>
    <dc:date>2022-04-23T09:16:05Z</dc:date>
  </office:meta>
</office:document-meta>
</file>